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Lohit Devanagari1" svg:font-family="'Lohit Devanagari'"/>
    <style:font-face style:name="Menlo" svg:font-family="Menlo, Monaco, 'Courier New', Courier, monospace"/>
    <style:font-face style:name="charter" svg:font-family="charter,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fa75" officeooo:paragraph-rsid="0004fa75"/>
    </style:style>
    <style:style style:name="P2" style:family="paragraph" style:parent-style-name="Standard">
      <style:paragraph-properties style:line-height-at-least="0.503cm"/>
      <style:text-properties officeooo:rsid="0004fa75"/>
    </style:style>
    <style:style style:name="P3" style:family="paragraph" style:parent-style-name="Standard">
      <style:paragraph-properties style:line-height-at-least="0.503cm"/>
      <style:text-properties fo:color="#000000" style:font-name="Droid Sans Mono" fo:font-size="10.5pt" fo:font-weight="normal" fo:background-color="#ffffff"/>
    </style:style>
    <style:style style:name="P4" style:family="paragraph" style:parent-style-name="Standard">
      <style:paragraph-properties style:line-height-at-least="0.503cm"/>
      <style:text-properties fo:color="#000000" style:font-name="Droid Sans Mono" fo:font-size="10.5pt" fo:font-weight="normal" officeooo:rsid="002f5b8a" officeooo:paragraph-rsid="002f5b8a" fo:background-color="#ffffff"/>
    </style:style>
    <style:style style:name="P5" style:family="paragraph" style:parent-style-name="Standard">
      <style:paragraph-properties style:line-height-at-least="0.503cm"/>
      <style:text-properties fo:color="#000000" style:font-name="Droid Sans Mono" fo:font-size="10.5pt" fo:font-weight="normal" officeooo:rsid="003b6b23" officeooo:paragraph-rsid="003b6b23" fo:background-color="#ffffff"/>
    </style:style>
    <style:style style:name="P6" style:family="paragraph" style:parent-style-name="Standard">
      <style:text-properties fo:color="#000000" style:font-name="Droid Sans Mono" fo:font-size="10.5pt" fo:font-weight="normal" officeooo:rsid="008161b2" officeooo:paragraph-rsid="008161b2" fo:background-color="#ffffff"/>
    </style:style>
    <style:style style:name="P7" style:family="paragraph" style:parent-style-name="Standard">
      <style:text-properties fo:color="#008000" style:font-name="Droid Sans Mono" fo:font-size="10.5pt" fo:font-weight="normal" officeooo:rsid="0004fa75" officeooo:paragraph-rsid="0004fa75" fo:background-color="#ffffff"/>
    </style:style>
    <style:style style:name="P8" style:family="paragraph" style:parent-style-name="Standard">
      <style:paragraph-properties style:line-height-at-least="0.503cm"/>
      <style:text-properties fo:color="#008000" style:font-name="Droid Sans Mono" fo:font-size="10.5pt" fo:font-weight="normal" fo:background-color="#ffffff"/>
    </style:style>
    <style:style style:name="P9" style:family="paragraph" style:parent-style-name="Standard">
      <style:paragraph-properties style:line-height-at-least="0.503cm"/>
      <style:text-properties fo:color="#a31515" style:font-name="Droid Sans Mono" fo:font-size="10.5pt" fo:font-weight="normal" fo:background-color="#fffff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officeooo:rsid="001cd781" officeooo:paragraph-rsid="001cd781"/>
    </style:style>
    <style:style style:name="P12" style:family="paragraph" style:parent-style-name="Standard">
      <style:paragraph-properties style:line-height-at-least="0.503cm"/>
      <style:text-properties officeooo:rsid="00278344" officeooo:paragraph-rsid="00278344"/>
    </style:style>
    <style:style style:name="P13" style:family="paragraph" style:parent-style-name="Standard">
      <style:paragraph-properties style:line-height-at-least="0.503cm"/>
      <style:text-properties officeooo:rsid="002afeca" officeooo:paragraph-rsid="002afeca"/>
    </style:style>
    <style:style style:name="P14" style:family="paragraph" style:parent-style-name="Standard">
      <style:paragraph-properties style:line-height-at-least="0.503cm"/>
      <style:text-properties officeooo:rsid="002f5b8a" officeooo:paragraph-rsid="002f5b8a"/>
    </style:style>
    <style:style style:name="P15" style:family="paragraph" style:parent-style-name="Standard">
      <style:paragraph-properties style:line-height-at-least="0.503cm"/>
      <style:text-properties officeooo:rsid="00323530" officeooo:paragraph-rsid="00323530"/>
    </style:style>
    <style:style style:name="P16" style:family="paragraph" style:parent-style-name="Standard">
      <style:paragraph-properties style:line-height-at-least="0.503cm"/>
      <style:text-properties officeooo:rsid="003b6b23" officeooo:paragraph-rsid="003b6b23"/>
    </style:style>
    <style:style style:name="P17" style:family="paragraph" style:parent-style-name="Standard">
      <style:paragraph-properties style:line-height-at-least="0.503cm"/>
      <style:text-properties officeooo:rsid="004f62b7" officeooo:paragraph-rsid="004f62b7"/>
    </style:style>
    <style:style style:name="P18" style:family="paragraph" style:parent-style-name="Standard">
      <style:paragraph-properties style:line-height-at-least="0.503cm"/>
      <style:text-properties officeooo:rsid="005dda9f" officeooo:paragraph-rsid="005dda9f"/>
    </style:style>
    <style:style style:name="P19" style:family="paragraph" style:parent-style-name="Standard">
      <style:paragraph-properties style:line-height-at-least="0.503cm"/>
      <style:text-properties fo:color="#001080" style:font-name="Droid Sans Mono" fo:font-size="10.5pt" fo:font-weight="normal" fo:background-color="#ffffff"/>
    </style:style>
    <style:style style:name="P20" style:family="paragraph" style:parent-style-name="Standard">
      <style:paragraph-properties style:line-height-at-least="0.503cm"/>
      <style:text-properties officeooo:rsid="00161a35" officeooo:paragraph-rsid="00161a35"/>
    </style:style>
    <style:style style:name="P21" style:family="paragraph" style:parent-style-name="Standard">
      <style:paragraph-properties style:line-height-at-least="0.503cm"/>
      <style:text-properties fo:color="#795e26" style:font-name="Droid Sans Mono" fo:font-size="10.5pt" fo:font-weight="normal" fo:background-color="#ffffff"/>
    </style:style>
    <style:style style:name="P22" style:family="paragraph" style:parent-style-name="Standard">
      <style:text-properties fo:font-weight="bold" officeooo:rsid="0004fa75" officeooo:paragraph-rsid="0004fa75" style:font-weight-asian="bold" style:font-weight-complex="bold"/>
    </style:style>
    <style:style style:name="P23" style:family="paragraph" style:parent-style-name="Standard">
      <style:paragraph-properties fo:margin-top="0cm" fo:margin-bottom="0.499cm" loext:contextual-spacing="false" style:line-height-at-least="0.503cm"/>
    </style:style>
    <style:style style:name="P24" style:family="paragraph" style:parent-style-name="Standard">
      <style:paragraph-properties fo:margin-top="0cm" fo:margin-bottom="0.499cm" loext:contextual-spacing="false" style:line-height-at-least="0.503cm"/>
      <style:text-properties officeooo:paragraph-rsid="00c0aaef"/>
    </style:style>
    <style:style style:name="P25" style:family="paragraph" style:parent-style-name="Standard">
      <style:paragraph-properties fo:margin-top="0cm" fo:margin-bottom="0.499cm" loext:contextual-spacing="false" style:line-height-at-least="0.503cm"/>
      <style:text-properties officeooo:rsid="008a5720" officeooo:paragraph-rsid="008a5720"/>
    </style:style>
    <style:style style:name="P26" style:family="paragraph" style:parent-style-name="Standard">
      <style:paragraph-properties fo:margin-top="0cm" fo:margin-bottom="0.499cm" loext:contextual-spacing="false" style:line-height-at-least="0.503cm"/>
      <style:text-properties officeooo:rsid="00974538" officeooo:paragraph-rsid="00974538"/>
    </style:style>
    <style:style style:name="P27" style:family="paragraph" style:parent-style-name="Standard">
      <style:paragraph-properties fo:margin-top="0cm" fo:margin-bottom="0.499cm" loext:contextual-spacing="false" style:line-height-at-least="0.503cm"/>
      <style:text-properties officeooo:rsid="009c7e01" officeooo:paragraph-rsid="009c7e01"/>
    </style:style>
    <style:style style:name="P28" style:family="paragraph" style:parent-style-name="Standard">
      <style:paragraph-properties fo:margin-top="0cm" fo:margin-bottom="0.499cm" loext:contextual-spacing="false" style:line-height-at-least="0.503cm"/>
      <style:text-properties officeooo:rsid="00a2e37d" officeooo:paragraph-rsid="00a2e37d"/>
    </style:style>
    <style:style style:name="P29" style:family="paragraph" style:parent-style-name="Standard">
      <style:paragraph-properties fo:margin-top="0cm" fo:margin-bottom="0.499cm" loext:contextual-spacing="false" style:line-height-at-least="0.503cm"/>
      <style:text-properties officeooo:rsid="00a5ac60" officeooo:paragraph-rsid="00a5ac60"/>
    </style:style>
    <style:style style:name="P30" style:family="paragraph" style:parent-style-name="Standard">
      <style:paragraph-properties fo:margin-top="0cm" fo:margin-bottom="0.499cm" loext:contextual-spacing="false" style:line-height-at-least="0.503cm"/>
      <style:text-properties officeooo:rsid="00bd4d95" officeooo:paragraph-rsid="00bd4d95"/>
    </style:style>
    <style:style style:name="P31" style:family="paragraph" style:parent-style-name="Standard">
      <style:paragraph-properties fo:margin-top="0cm" fo:margin-bottom="0.499cm" loext:contextual-spacing="false" style:line-height-at-least="0.503cm"/>
      <style:text-properties officeooo:rsid="00c4f308" officeooo:paragraph-rsid="00c4f308"/>
    </style:style>
    <style:style style:name="P32" style:family="paragraph" style:parent-style-name="Standard">
      <style:paragraph-properties fo:margin-top="0cm" fo:margin-bottom="0.499cm" loext:contextual-spacing="false" style:line-height-at-least="0.503cm"/>
      <style:text-properties fo:color="#000000" style:font-name="Droid Sans Mono" fo:font-size="10.5pt" fo:font-weight="normal" fo:background-color="#ffffff"/>
    </style:style>
    <style:style style:name="P33" style:family="paragraph" style:parent-style-name="Standard">
      <style:paragraph-properties fo:margin-top="0cm" fo:margin-bottom="0.499cm" loext:contextual-spacing="false" style:line-height-at-least="0.503cm"/>
      <style:text-properties fo:color="#000000" style:font-name="Droid Sans Mono" fo:font-size="10.5pt" fo:font-weight="normal" officeooo:rsid="0087c5e0" officeooo:paragraph-rsid="0087c5e0" fo:background-color="#ffffff"/>
    </style:style>
    <style:style style:name="P34" style:family="paragraph" style:parent-style-name="Standard">
      <style:paragraph-properties fo:margin-top="0cm" fo:margin-bottom="0.499cm" loext:contextual-spacing="false" style:line-height-at-least="0.503cm"/>
      <style:text-properties fo:color="#000000" style:font-name="Droid Sans Mono" fo:font-size="10.5pt" fo:font-weight="normal" officeooo:rsid="00a5ac60" officeooo:paragraph-rsid="00a5ac60" fo:background-color="#ffffff" style:font-weight-asian="bold" style:font-weight-complex="bold"/>
    </style:style>
    <style:style style:name="P35" style:family="paragraph" style:parent-style-name="Standard">
      <style:paragraph-properties fo:margin-top="0cm" fo:margin-bottom="0.499cm" loext:contextual-spacing="false" style:line-height-at-least="0.503cm"/>
      <style:text-properties fo:color="#000000" style:font-name="Droid Sans Mono" fo:font-size="10.5pt" fo:font-weight="normal" officeooo:rsid="00e93626" officeooo:paragraph-rsid="00e93626" fo:background-color="#ffffff" style:font-weight-asian="bold" style:font-weight-complex="bold"/>
    </style:style>
    <style:style style:name="P36" style:family="paragraph" style:parent-style-name="Standard">
      <style:paragraph-properties fo:margin-top="0cm" fo:margin-bottom="0.499cm" loext:contextual-spacing="false" style:line-height-at-least="0.503cm"/>
      <style:text-properties fo:color="#000000" style:font-name="Droid Sans Mono" fo:font-size="10.5pt" fo:font-weight="normal" officeooo:rsid="004f62b7" officeooo:paragraph-rsid="011ac8f7" fo:background-color="#ffffff" style:font-weight-asian="bold" style:font-weight-complex="bold"/>
    </style:style>
    <style:style style:name="P37" style:family="paragraph" style:parent-style-name="Standard">
      <style:paragraph-properties fo:margin-top="0cm" fo:margin-bottom="0.499cm" loext:contextual-spacing="false" style:line-height-at-least="0.503cm"/>
      <style:text-properties fo:color="#000000" style:font-name="Droid Sans Mono" fo:font-size="10.5pt" fo:font-weight="normal" officeooo:rsid="004f62b7" officeooo:paragraph-rsid="012e1282" fo:background-color="#ffffff" style:font-weight-asian="bold" style:font-weight-complex="bold"/>
    </style:style>
    <style:style style:name="P38" style:family="paragraph" style:parent-style-name="Standard">
      <style:paragraph-properties fo:margin-top="0cm" fo:margin-bottom="0.499cm" loext:contextual-spacing="false" style:line-height-at-least="0.503cm"/>
      <style:text-properties fo:color="#000000" style:font-name="Droid Sans Mono" fo:font-size="10.5pt" fo:font-weight="normal" officeooo:rsid="012fd28d" officeooo:paragraph-rsid="012fd28d" fo:background-color="#ffffff" style:font-weight-asian="bold" style:font-weight-complex="bold"/>
    </style:style>
    <style:style style:name="P39" style:family="paragraph" style:parent-style-name="Standard">
      <style:paragraph-properties fo:margin-top="0cm" fo:margin-bottom="0.499cm" loext:contextual-spacing="false" style:line-height-at-least="0.503cm"/>
      <style:text-properties fo:color="#000000" style:font-name="Droid Sans Mono" fo:font-size="10.5pt" fo:font-weight="normal" officeooo:rsid="012b9ee3" officeooo:paragraph-rsid="012b9ee3" fo:background-color="#ffffff" style:font-weight-asian="bold" style:font-weight-complex="bold"/>
    </style:style>
    <style:style style:name="P40" style:family="paragraph" style:parent-style-name="Standard">
      <style:paragraph-properties fo:margin-top="0cm" fo:margin-bottom="0.499cm" loext:contextual-spacing="false" style:line-height-at-least="0.503cm"/>
      <style:text-properties fo:color="#000000" style:font-name="Droid Sans Mono" fo:font-size="10.5pt" fo:font-weight="normal" officeooo:rsid="012e1282" officeooo:paragraph-rsid="012e1282" fo:background-color="#ffffff" style:font-weight-asian="bold" style:font-weight-complex="bold"/>
    </style:style>
    <style:style style:name="P41"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af2de0" officeooo:paragraph-rsid="00c0aaef" fo:background-color="#ffffff" style:font-weight-asian="bold" style:font-weight-complex="bold"/>
    </style:style>
    <style:style style:name="P42"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af2de0" officeooo:paragraph-rsid="00af2de0" fo:background-color="#ffffff" style:font-weight-asian="bold" style:font-weight-complex="bold"/>
    </style:style>
    <style:style style:name="P43"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bd4d95" officeooo:paragraph-rsid="00bd4d95" fo:background-color="#ffffff" style:font-weight-asian="bold" style:font-weight-complex="bold"/>
    </style:style>
    <style:style style:name="P44"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c9b9d9" officeooo:paragraph-rsid="00c9b9d9" fo:background-color="#ffffff" style:font-weight-asian="bold" style:font-weight-complex="bold"/>
    </style:style>
    <style:style style:name="P45"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e4f167" officeooo:paragraph-rsid="00e4f167" fo:background-color="#ffffff" style:font-weight-asian="bold" style:font-weight-complex="bold"/>
    </style:style>
    <style:style style:name="P46"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e71609" officeooo:paragraph-rsid="00e71609" fo:background-color="#ffffff" style:font-weight-asian="bold" style:font-weight-complex="bold"/>
    </style:style>
    <style:style style:name="P47"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e93626" officeooo:paragraph-rsid="00e93626" fo:background-color="#ffffff" style:font-weight-asian="bold" style:font-weight-complex="bold"/>
    </style:style>
    <style:style style:name="P48"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ecda4b" officeooo:paragraph-rsid="00ecda4b" fo:background-color="#ffffff" style:font-weight-asian="bold" style:font-weight-complex="bold"/>
    </style:style>
    <style:style style:name="P49"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f320ea" officeooo:paragraph-rsid="00f320ea" fo:background-color="#ffffff" style:font-weight-asian="bold" style:font-weight-complex="bold"/>
    </style:style>
    <style:style style:name="P50"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f51ff4" officeooo:paragraph-rsid="00f51ff4" fo:background-color="#ffffff" style:font-weight-asian="bold" style:font-weight-complex="bold"/>
    </style:style>
    <style:style style:name="P51"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f94f65" officeooo:paragraph-rsid="00f94f65" fo:background-color="#ffffff" style:font-weight-asian="bold" style:font-weight-complex="bold"/>
    </style:style>
    <style:style style:name="P52"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fb98c0" officeooo:paragraph-rsid="00fb98c0" fo:background-color="#ffffff" style:font-weight-asian="bold" style:font-weight-complex="bold"/>
    </style:style>
    <style:style style:name="P53"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0fd9e8c" officeooo:paragraph-rsid="00fd9e8c" fo:background-color="#ffffff" style:font-weight-asian="bold" style:font-weight-complex="bold"/>
    </style:style>
    <style:style style:name="P54"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1174f9d" officeooo:paragraph-rsid="01174f9d" fo:background-color="#ffffff" style:font-weight-asian="bold" style:font-weight-complex="bold"/>
    </style:style>
    <style:style style:name="P55" style:family="paragraph" style:parent-style-name="Standard">
      <style:paragraph-properties fo:margin-top="0cm" fo:margin-bottom="0.499cm" loext:contextual-spacing="false" style:line-height-at-least="0.503cm"/>
      <style:text-properties fo:font-variant="normal" fo:text-transform="none" fo:color="#000000" style:font-name="Droid Sans Mono" fo:font-size="10.5pt" fo:letter-spacing="normal" fo:font-style="normal" fo:font-weight="normal" officeooo:rsid="011ac8f7" officeooo:paragraph-rsid="011ac8f7" fo:background-color="#ffffff" style:font-weight-asian="bold" style:font-weight-complex="bold"/>
    </style:style>
    <style:style style:name="P56" style:family="paragraph" style:parent-style-name="Standard">
      <style:paragraph-properties fo:margin-top="0cm" fo:margin-bottom="0.499cm" loext:contextual-spacing="false" style:line-height-at-least="0.503cm"/>
      <style:text-properties fo:color="#795e26" style:font-name="Droid Sans Mono" fo:font-size="10.5pt" fo:font-weight="normal" officeooo:rsid="012fd28d" officeooo:paragraph-rsid="012fd28d" fo:background-color="#ffffff" style:font-weight-asian="bold" style:font-weight-complex="bold"/>
    </style:style>
    <style:style style:name="P57" style:family="paragraph" style:parent-style-name="Text_20_body">
      <style:paragraph-properties fo:margin-top="0cm" fo:margin-bottom="0.499cm" loext:contextual-spacing="false" style:line-height-at-least="0.503cm" fo:break-before="page"/>
      <style:text-properties fo:font-variant="normal" fo:text-transform="none" fo:color="#292929" style:font-name="charter" fo:font-size="15pt" fo:letter-spacing="normal" fo:font-style="normal" fo:font-weight="normal" officeooo:rsid="00c9b9d9" officeooo:paragraph-rsid="00c9b9d9"/>
    </style:style>
    <style:style style:name="P58" style:family="paragraph" style:parent-style-name="Text_20_body">
      <style:text-properties officeooo:rsid="0071e359" officeooo:paragraph-rsid="0071e359"/>
    </style:style>
    <style:style style:name="P59" style:family="paragraph" style:parent-style-name="Text_20_body">
      <style:text-properties officeooo:rsid="008161b2" officeooo:paragraph-rsid="008161b2"/>
    </style:style>
    <style:style style:name="P60" style:family="paragraph" style:parent-style-name="Text_20_body">
      <style:text-properties officeooo:rsid="00d91e74" officeooo:paragraph-rsid="00d91e74"/>
    </style:style>
    <style:style style:name="P61" style:family="paragraph" style:parent-style-name="Text_20_body">
      <style:text-properties fo:font-variant="normal" fo:text-transform="none" fo:color="#000000" style:font-name="Droid Sans Mono" fo:font-size="10.5pt" fo:letter-spacing="normal" fo:font-style="normal" fo:font-weight="normal" officeooo:rsid="00d91e74" officeooo:paragraph-rsid="00d91e74" fo:background-color="#ffffff" style:font-weight-asian="bold" style:font-weight-complex="bold"/>
    </style:style>
    <style:style style:name="P62" style:family="paragraph" style:parent-style-name="Preformatted_20_Text">
      <style:paragraph-properties style:line-height-at-least="0.503cm"/>
      <style:text-properties fo:font-variant="normal" fo:text-transform="none" fo:color="#292929" style:font-name="Menlo" fo:font-size="12pt" fo:letter-spacing="normal" fo:font-style="normal" fo:font-weight="normal" officeooo:paragraph-rsid="006f7a7d"/>
    </style:style>
    <style:style style:name="P63" style:family="paragraph" style:parent-style-name="Preformatted_20_Text">
      <style:paragraph-properties style:line-height-at-least="0.503cm"/>
      <style:text-properties fo:font-variant="normal" fo:text-transform="none" fo:color="#292929" style:font-name="Menlo" fo:font-size="12pt" fo:letter-spacing="normal" fo:font-style="normal" fo:font-weight="normal" officeooo:rsid="005dda9f" officeooo:paragraph-rsid="006f7a7d"/>
    </style:style>
    <style:style style:name="T1" style:family="text">
      <style:text-properties fo:color="#0000ff"/>
    </style:style>
    <style:style style:name="T2" style:family="text">
      <style:text-properties fo:color="#000000" style:font-name="Droid Sans Mono" fo:font-size="10.5pt" fo:font-weight="normal" fo:background-color="#ffffff" loext:char-shading-value="0"/>
    </style:style>
    <style:style style:name="T3" style:family="text">
      <style:text-properties fo:color="#000000" style:font-name="Droid Sans Mono" fo:font-size="10.5pt" fo:font-weight="normal" officeooo:rsid="008eb78c" fo:background-color="#ffffff" loext:char-shading-value="0"/>
    </style:style>
    <style:style style:name="T4" style:family="text">
      <style:text-properties fo:color="#000000" style:font-name="Droid Sans Mono" fo:font-size="10.5pt" fo:font-weight="normal" fo:background-color="#ffffff" loext:char-shading-value="0" style:font-weight-asian="bold" style:font-weight-complex="bold"/>
    </style:style>
    <style:style style:name="T5" style:family="text">
      <style:text-properties fo:color="#000000" style:font-name="Droid Sans Mono" fo:font-size="10.5pt" fo:font-weight="normal" officeooo:rsid="00a03cb4" fo:background-color="#ffffff" loext:char-shading-value="0" style:font-weight-asian="bold" style:font-weight-complex="bold"/>
    </style:style>
    <style:style style:name="T6" style:family="text">
      <style:text-properties fo:color="#000000" style:font-name="Droid Sans Mono" fo:font-size="10.5pt" fo:font-weight="bold" fo:background-color="#ffffff" loext:char-shading-value="0" style:font-weight-asian="bold" style:font-weight-complex="bold"/>
    </style:style>
    <style:style style:name="T7" style:family="text">
      <style:text-properties fo:color="#267f99"/>
    </style:style>
    <style:style style:name="T8" style:family="text">
      <style:text-properties fo:color="#267f99" style:font-name="Droid Sans Mono" fo:font-size="10.5pt" fo:font-weight="normal" fo:background-color="#ffffff" loext:char-shading-value="0"/>
    </style:style>
    <style:style style:name="T9" style:family="text">
      <style:text-properties fo:color="#001080"/>
    </style:style>
    <style:style style:name="T10" style:family="text">
      <style:text-properties fo:color="#001080" style:font-name="Droid Sans Mono" fo:font-size="10.5pt" fo:font-weight="normal" fo:background-color="#ffffff" loext:char-shading-value="0"/>
    </style:style>
    <style:style style:name="T11" style:family="text">
      <style:text-properties fo:color="#098658"/>
    </style:style>
    <style:style style:name="T12" style:family="text">
      <style:text-properties fo:color="#098658" style:font-name="Droid Sans Mono" fo:font-size="10.5pt" fo:font-weight="normal" fo:background-color="#ffffff" loext:char-shading-value="0"/>
    </style:style>
    <style:style style:name="T13" style:family="text">
      <style:text-properties fo:color="#795e26"/>
    </style:style>
    <style:style style:name="T14" style:family="text">
      <style:text-properties fo:color="#a31515"/>
    </style:style>
    <style:style style:name="T15" style:family="text">
      <style:text-properties fo:color="#a31515" style:font-name="Droid Sans Mono" fo:font-size="10.5pt" fo:font-weight="normal" fo:background-color="#ffffff" loext:char-shading-value="0"/>
    </style:style>
    <style:style style:name="T16" style:family="text">
      <style:text-properties fo:color="#af00db"/>
    </style:style>
    <style:style style:name="T17" style:family="text">
      <style:text-properties officeooo:rsid="0021d3fd"/>
    </style:style>
    <style:style style:name="T18" style:family="text">
      <style:text-properties officeooo:rsid="002afeca"/>
    </style:style>
    <style:style style:name="T19" style:family="text">
      <style:text-properties officeooo:rsid="003d888f"/>
    </style:style>
    <style:style style:name="T20" style:family="text">
      <style:text-properties officeooo:rsid="0071e359"/>
    </style:style>
    <style:style style:name="T21" style:family="text">
      <style:text-properties officeooo:rsid="00749c57"/>
    </style:style>
    <style:style style:name="T22" style:family="text">
      <style:text-properties style:font-name="Menlo" fo:font-size="11.25pt" fo:background-color="#f2f2f2" loext:char-shading-value="0" style:font-weight-asian="bold" style:font-weight-complex="bold" loext:padding="0cm" loext:border="none"/>
    </style:style>
    <style:style style:name="T23" style:family="text">
      <style:text-properties fo:font-variant="normal" fo:text-transform="none" fo:color="#000000" style:font-name="Droid Sans Mono" fo:font-size="10.5pt" fo:letter-spacing="normal" fo:font-style="normal" fo:font-weight="normal" fo:background-color="#ffffff" loext:char-shading-value="0" style:font-weight-asian="bold" style:font-weight-complex="bold"/>
    </style:style>
    <style:style style:name="T24" style:family="text">
      <style:text-properties fo:font-variant="normal" fo:text-transform="none" fo:color="#000000" style:font-name="Droid Sans Mono" fo:font-size="10.5pt" fo:letter-spacing="normal" fo:font-style="normal" fo:font-weight="normal" officeooo:rsid="00c9b9d9" fo:background-color="#ffffff" loext:char-shading-value="0" style:font-weight-asian="bold" style:font-weight-complex="bold"/>
    </style:style>
    <style:style style:name="T25" style:family="text">
      <style:text-properties fo:font-variant="normal" fo:text-transform="none" fo:color="#292929" style:font-name="Menlo" fo:font-size="12pt" fo:letter-spacing="normal" fo:font-style="normal" fo:font-weight="normal" fo:background-color="#ffffff" loext:char-shading-value="0" style:font-weight-asian="bold" style:font-weight-complex="bold"/>
    </style:style>
    <style:style style:name="T26" style:family="text">
      <style:text-properties fo:background-color="#ffffff" loext:char-shading-value="0" style:font-weight-asian="bold" style:font-weight-complex="bold"/>
    </style:style>
    <style:style style:name="T27" style:family="text">
      <style:text-properties officeooo:rsid="00f94f65"/>
    </style:style>
    <style:style style:name="T28" style:family="text">
      <style:text-properties officeooo:rsid="010f7474"/>
    </style:style>
    <style:style style:name="T29" style:family="text">
      <style:text-properties officeooo:rsid="011ac8f7"/>
    </style:style>
    <style:style style:name="T30" style:family="text">
      <style:text-properties fo:color="#0070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ifference between static and class methods:</text:p>
      <text:p text:style-name="P1">Apart from instance methods- which are the most common class members in the context of oop.-classes in python can also have static and class methods.The language comes with 2 decorators, namely @staticmethod and @classmethod, that allow us to define such members in classes.</text:p>
      <text:p text:style-name="P1">Its important to understand these concepts as they will help you write object oriented python which is more clear and properly structured and will eventually make maintenance much easier.</text:p>
      <text:p text:style-name="P1"/>
      <text:p text:style-name="P1"/>
      <text:p text:style-name="P1">​In this article, we are going to explore what each of the two does, how to create them and also in which cases you should use one over the other. </text:p>
      <text:p text:style-name="P1"/>
      <text:p text:style-name="P7"># static and class method</text:p>
      <text:p text:style-name="P10"/>
      <text:p text:style-name="P3"><text:span text:style-name="T1">class</text:span> <text:span text:style-name="T7">Employee</text:span>:</text:p>
      <text:p text:style-name="P3"><text:span text:style-name="T9">NO_OF_EMPLOYEES</text:span>=<text:span text:style-name="T11">0</text:span></text:p>
      <text:p text:style-name="P10"/>
      <text:p text:style-name="P3"><text:span text:style-name="T1">def</text:span> <text:span text:style-name="T13">__init__</text:span>(<text:span text:style-name="T9">self</text:span>, <text:span text:style-name="T9">first_name</text:span>,<text:span text:style-name="T9">last_name</text:span>,<text:span text:style-name="T9">salary</text:span>):</text:p>
      <text:p text:style-name="P3"><text:span text:style-name="T9">self</text:span>.<text:span text:style-name="T9">first_name</text:span> = <text:span text:style-name="T9">first_name</text:span></text:p>
      <text:p text:style-name="P3"><text:span text:style-name="T9">self</text:span>.<text:span text:style-name="T9">last_name</text:span> = <text:span text:style-name="T9">last_name</text:span></text:p>
      <text:p text:style-name="P3"><text:span text:style-name="T9">self</text:span>.<text:span text:style-name="T9">salary</text:span> = <text:span text:style-name="T9">salary</text:span></text:p>
      <text:p text:style-name="P3"><text:span text:style-name="T9">self</text:span>.<text:span text:style-name="T13">increment_employees</text:span>()</text:p>
      <text:p text:style-name="P10"/>
      <text:p text:style-name="P3"><text:span text:style-name="T1">def</text:span> <text:span text:style-name="T13">give_raise</text:span>(<text:span text:style-name="T9">self</text:span>,<text:span text:style-name="T9">amount</text:span>):</text:p>
      <text:p text:style-name="P3"><text:s text:c="7"/><text:span text:style-name="T9">self</text:span>.<text:span text:style-name="T9">salary</text:span> += <text:span text:style-name="T9">amount</text:span></text:p>
      <text:p text:style-name="P23"/>
      <text:p text:style-name="P3"><text:span text:style-name="T13">@</text:span><text:span text:style-name="T7">classmethod</text:span></text:p>
      <text:p text:style-name="P3"><text:span text:style-name="T1">def</text:span> <text:span text:style-name="T13">increment_employees</text:span>(<text:span text:style-name="T9">cls</text:span>):</text:p>
      <text:p text:style-name="P3"><text:s text:c="7"/><text:span text:style-name="T9">cls</text:span>.<text:span text:style-name="T9">NO_OF_EMPLOYEES</text:span>+=<text:span text:style-name="T11">1</text:span></text:p>
      <text:p text:style-name="P10"/>
      <text:p text:style-name="P3"><text:span text:style-name="T13">@</text:span><text:span text:style-name="T7">staticmethod</text:span></text:p>
      <text:p text:style-name="P3"><text:span text:style-name="T1">def</text:span> <text:span text:style-name="T13">get_employee_legal_obligations_txt</text:span>():</text:p>
      <text:p text:style-name="P3"><text:s text:c="7"/><text:span text:style-name="T9">legal_obligations</text:span>=<text:span text:style-name="T14">"""</text:span></text:p>
      <text:p text:style-name="P9"><text:s text:c="7"/>1. An employee must complete 8 hours per working day</text:p>
      <text:p text:style-name="P9"><text:s text:c="7"/>2. ...</text:p>
      <text:p text:style-name="P9"><text:s text:c="7"/>"""</text:p>
      <text:p text:style-name="P3"><text:span text:style-name="T16"><text:s text:c="7"/>return</text:span> <text:span text:style-name="T9">legal_obligations</text:span></text:p>
      <text:p text:style-name="P19"/>
      <text:p text:style-name="P2"/>
      <text:p text:style-name="P20">Class methods(@classmethods):</text:p>
      <text:p text:style-name="P11">A class method accepts the class itself as an implicit argument and optionally any other arguments specified in the definition. It’s important to understand that a class method, does not have access to objects instances(like instance methods do).Therefore, class methods can not be used to alter the state of an instantiated object but instead they are capable of changing the class state which is shared amongst all <text:span text:style-name="T17">the instances of that class.</text:span></text:p>
      <text:p text:style-name="P11"/>
      <text:p text:style-name="P12">Class methods are typically useful when we need to access <text:span text:style-name="T18">the class itself-- for ex.</text:span></text:p>
      <text:p text:style-name="P13">When we want to create a factory method, that is a method that creates instances of the class.In other words, classmethods can serve as alternative constructors.</text:p>
      <text:p text:style-name="P13"/>
      <text:p text:style-name="P14"><text:soft-page-break/>In our example code, an instance of Employee can be constructed by providing three arguments :first_name, last_name and salary.</text:p>
      <text:p text:style-name="P14"/>
      <text:p text:style-name="P4"><text:span text:style-name="T9">employee_1</text:span>=<text:span text:style-name="T7">Employee</text:span>(<text:span text:style-name="T14">'Andrew'</text:span>,<text:span text:style-name="T14">'Brown'</text:span>,<text:span text:style-name="T11">85000</text:span>)</text:p>
      <text:p text:style-name="P3"><text:span text:style-name="T13">print</text:span>(<text:span text:style-name="T9">employee_1</text:span>.<text:span text:style-name="T9">first_name</text:span>)</text:p>
      <text:p text:style-name="P3"><text:span text:style-name="T13">print</text:span>(<text:span text:style-name="T9">employee_1</text:span>.<text:span text:style-name="T9">last_name</text:span>)</text:p>
      <text:p text:style-name="P3"><text:span text:style-name="T13">print</text:span>(<text:span text:style-name="T9">employee_1</text:span>.<text:span text:style-name="T9">salary</text:span>)</text:p>
      <text:p text:style-name="P14"/>
      <text:p text:style-name="P15"/>
      <text:p text:style-name="P16">now let’s assume that there’s a chance that the name of <text:span text:style-name="T19">an Employee can be provided in a single field in which the first and last names are separated by a whitespace.In this case, we could possibly use our class method called employee_from_full_name that accepts three arguments in total. The first one , is the class itself, which is an implicit argument which means that it won’t be provided when calling the method –Python will automatically do this for us.</text:span></text:p>
      <text:p text:style-name="P16"/>
      <text:p text:style-name="P5"><text:span text:style-name="T9">employee_2</text:span>=<text:span text:style-name="T7">Employee</text:span>.<text:span text:style-name="T13">employee_from_full_name</text:span>(<text:span text:style-name="T14">'John Black'</text:span>, <text:span text:style-name="T11">95000</text:span>)</text:p>
      <text:p text:style-name="P3"><text:span text:style-name="T13">print</text:span>(<text:span text:style-name="T9">employee_2</text:span>.<text:span text:style-name="T9">first_name</text:span>)</text:p>
      <text:p text:style-name="P3"><text:span text:style-name="T13">print</text:span>(<text:span text:style-name="T9">employee_2</text:span>.<text:span text:style-name="T9">salary</text:span>)</text:p>
      <text:p text:style-name="P16"/>
      <text:p text:style-name="P17">Note that it is also possible to call employee_from_full_name from object instances.</text:p>
      <text:p text:style-name="P18">Although in this context it does not make a lot of sense:</text:p>
      <text:p text:style-name="P18"/>
      <text:p text:style-name="P63"><text:bookmark text:name="44fc"/>employee_1 = Employee('Andrew', 'Brown', 85000)</text:p>
      <text:p text:style-name="P62">employee_2 = employee_1.employee_from_full_name('John Black', 95000)</text:p>
      <text:p text:style-name="Text_20_body"><text:line-break/><text:span text:style-name="T20">Another reason why we might want to create a class method, is when we need to change the state of the class. ex.:</text:span></text:p>
      <text:p text:style-name="P58">the class variable NO_OF_EMPLOYEES <text:span text:style-name="T21">keeps track of the number of employees currently working for the company. This method is called every time a new instance of Employee is created and it updates the count accordingly.</text:span></text:p>
      <text:p text:style-name="P59">O/P:</text:p>
      <text:p text:style-name="P6"><text:span text:style-name="T13">print</text:span>(<text:span text:style-name="T1">f</text:span><text:span text:style-name="T14">'Number of employees:</text:span><text:span text:style-name="T1">{</text:span><text:span text:style-name="T7">Employee</text:span>.<text:span text:style-name="T9">NO_OF_EMPLOYEES</text:span><text:span text:style-name="T1">}</text:span><text:span text:style-name="T14">'</text:span>)</text:p>
      <text:p text:style-name="P3"><text:span text:style-name="T13">print</text:span>(<text:span text:style-name="T9">employee_1</text:span>.<text:span text:style-name="T9">first_name</text:span>)</text:p>
      <text:p text:style-name="P3"><text:span text:style-name="T13">print</text:span>(<text:span text:style-name="T9">employee_1</text:span>.<text:span text:style-name="T9">last_name</text:span>)</text:p>
      <text:p text:style-name="P3"><text:span text:style-name="T13">print</text:span>(<text:span text:style-name="T9">employee_1</text:span>.<text:span text:style-name="T9">salary</text:span>)</text:p>
      <text:p text:style-name="P10"/>
      <text:p text:style-name="P3"><text:span text:style-name="T9">employee_2</text:span>=<text:span text:style-name="T7">Employee</text:span>.<text:span text:style-name="T13">employee_from_full_name</text:span>(<text:span text:style-name="T14">'John Black'</text:span>, <text:span text:style-name="T11">95000</text:span>)</text:p>
      <text:p text:style-name="P3"><text:span text:style-name="T13">print</text:span>(<text:span text:style-name="T1">f</text:span><text:span text:style-name="T14">'Number of employees:</text:span><text:span text:style-name="T1">{</text:span><text:span text:style-name="T7">Employee</text:span>.<text:span text:style-name="T9">NO_OF_EMPLOYEES</text:span><text:span text:style-name="T1">}</text:span><text:span text:style-name="T14">'</text:span>)</text:p>
      <text:p text:style-name="P10"/>
      <text:p text:style-name="P3"><text:span text:style-name="T13">print</text:span>(<text:span text:style-name="T9">employee_2</text:span>.<text:span text:style-name="T9">first_name</text:span>)</text:p>
      <text:p text:style-name="P3"><text:span text:style-name="T13">print</text:span>(<text:span text:style-name="T9">employee_2</text:span>.<text:span text:style-name="T9">salary</text:span>)</text:p>
      <text:p text:style-name="P32"><text:line-break/>Number of employees:1</text:p>
      <text:p text:style-name="P32">Andrew</text:p>
      <text:p text:style-name="P32">Brown</text:p>
      <text:p text:style-name="P32">85000</text:p>
      <text:p text:style-name="P32"><text:soft-page-break/>Number of employees:2</text:p>
      <text:p text:style-name="P32">John</text:p>
      <text:p text:style-name="P32">95000</text:p>
      <text:p text:style-name="P32"/>
      <text:p text:style-name="P33">Static method(@staticmethod)</text:p>
      <text:p text:style-name="P25"><text:span text:style-name="T2">On the other hand, in static methods neither the instance (i.e. self) nor the class itself (i.e. cls) is passed as an implicit argument.This means that such </text:span><text:span text:style-name="T3">methods, are not capable of accessing the class itself or its instances.</text:span></text:p>
      <text:p text:style-name="P26"><text:span text:style-name="T3">N</text:span><text:span text:style-name="T2">ow one could argue that static methods are not useful in the context of classes as they can also be placed in helper modules instead of adding them as members of the class.In oop , it is important to structure your classes into logical chunks and thus , static methods are quite useful when we need to add a method under a class </text:span><text:span text:style-name="T6">simply because it logically belongs to the class. </text:span></text:p>
      <text:p text:style-name="P27"><text:span text:style-name="T4">ex. the static method named get_employee_legal_obligations_txt simply returns a string that contains the legal obligations of every single employee of a company. This function , does not interact with the class itself not with any instance. It could have been placed into a different helper module </text:span><text:span text:style-name="T5">however , it is only relevant to this class and therefore we have to place it under the Employee class.</text:span></text:p>
      <text:p text:style-name="P28"><text:span text:style-name="T5">A </text:span><text:span text:style-name="T4">static method can be access directly from the class.</text:span></text:p>
      <text:p text:style-name="P34">print(Employee.get_employee_legal_obligations_txt())</text:p>
      <text:p text:style-name="P29"><text:span text:style-name="T25">1. An employee must complete 8 hours per working day</text:span><text:span text:style-name="T4"><text:line-break/></text:span><text:span text:style-name="T25">2. ...</text:span></text:p>
      <text:p text:style-name="P41">or from an instance of the class:</text:p>
      <text:p text:style-name="P24"><text:span text:style-name="T10">employee1</text:span><text:span text:style-name="T2">=</text:span><text:span text:style-name="T8">Employee</text:span><text:span text:style-name="T2">(</text:span><text:span text:style-name="T15">'ram'</text:span><text:span text:style-name="T2">,</text:span><text:span text:style-name="T15">'fd'</text:span><text:span text:style-name="T2">,</text:span><text:span text:style-name="T12">3434</text:span><text:span text:style-name="T2">)</text:span></text:p>
      <text:p text:style-name="P3"><text:span text:style-name="T13">print</text:span>(<text:span text:style-name="T9">employee1</text:span>.<text:span text:style-name="T13">get_employee_legal_obligations_txt</text:span>())</text:p>
      <text:p text:style-name="P3"/>
      <text:p text:style-name="P30"><text:span text:style-name="T25">1. An employee must complete 8 hours per working day</text:span><text:span text:style-name="T23"><text:line-break/></text:span><text:span text:style-name="T25">2. ...</text:span></text:p>
      <text:p text:style-name="P43"/>
      <text:p text:style-name="P31"><text:span text:style-name="T23">class methods can be created using the @classmethod decorator and they are used to access the class itself but at the same time, they are not capable of accessing </text:span><text:span text:style-name="T24">individual instances .They are mostly useful when <text:s/>we need to create alternative constructors, that is <text:s/></text:span></text:p>
      <text:p text:style-name="P44">a class method that create an instance of the same class.</text:p>
      <text:p text:style-name="P44">(that probably accepts slightly different arguments).</text:p>
      <text:p text:style-name="P57"><text:bookmark text:name="fccb"/><text:span text:style-name="T26">On the other hand, a static method can be constructed through the </text:span><text:span text:style-name="Source_20_Text"><text:span text:style-name="T22">@staticmethod</text:span></text:span><text:span text:style-name="T26"> decorator but it contrast to instance or class methods, it doesn’t take any implicit arguments (neither </text:span><text:span text:style-name="Source_20_Text"><text:span text:style-name="T22">self</text:span></text:span><text:span text:style-name="T26"> nor </text:span><text:span text:style-name="Source_20_Text"><text:span text:style-name="T22">cls</text:span></text:span><text:span text:style-name="T26">) and thus they cannot access the class or its instances. They are usually useful when we need to place a member to a class just because it logically belongs to it.</text:span></text:p>
      <text:p text:style-name="Text_20_body"><text:line-break/></text:p>
      <text:p text:style-name="P60"><text:span text:style-name="T24">D</text:span><text:span text:style-name="T23">ecorators​:</text:span></text:p>
      <text:p text:style-name="P61">https://towardsdatascience.com/python-decorators-in-10-minutes-c8bca1020235</text:p>
      <text:p text:style-name="P42"/>
      <text:p text:style-name="P48">Catching and creating Exceptions:</text:p>
      <text:p text:style-name="P49">Catching all exception is sometimes used as a crutch by programmers who can’t remember all of the possible exceptions that might occur in complicated operations.As such , it is also a very good way to write undebuggable code.</text:p>
      <text:p text:style-name="P49">Because of this, if one catches all exceptions, it is absolutely critical to log or reports the actual reason for this exception somewhere (e.g. log file, error message printed to screen etc.)</text:p>
      <text:p text:style-name="P50">code 1 writing an exception handler for exception to catch all the exceptions</text:p>
      <text:p text:style-name="P50">try:</text:p>
      <text:p text:style-name="P50"><text:s text:c="2"/>...</text:p>
      <text:p text:style-name="P50">except Exception as e:</text:p>
      <text:p text:style-name="P50"><text:s text:c="2"/>...</text:p>
      <text:p text:style-name="P50"><text:s text:c="2"/>log(‘Reason:’,e)</text:p>
      <text:p text:style-name="P50">This will catch all exceptions save System<text:span text:style-name="T27">E</text:span>xit,<text:span text:style-name="T27">keyboardInterrupt, and GereratorExit.</text:span></text:p>
      <text:p text:style-name="P51">Code2:ex.</text:p>
      <text:p text:style-name="P51">Def parse_int(s):</text:p>
      <text:p text:style-name="P51"><text:s text:c="2"/>try:</text:p>
      <text:p text:style-name="P51"><text:s text:c="3"/>n=int(v)</text:p>
      <text:p text:style-name="P51"><text:s text:c="2"/>except Exception:</text:p>
      <text:p text:style-name="P51"><text:s text:c="3"/>print(‘Couldn’t parse’)</text:p>
      <text:p text:style-name="P52"><text:soft-page-break/>code3 using the above function</text:p>
      <text:p text:style-name="P52">print(parse_int(‘n/a’),”\n”)</text:p>
      <text:p text:style-name="P52">print(parse_int(‘42’))</text:p>
      <text:p text:style-name="P53">code 4</text:p>
      <text:p text:style-name="P53">def parse_int(s):</text:p>
      <text:p text:style-name="P53"><text:s text:c="6"/>try:</text:p>
      <text:p text:style-name="P53"><text:s text:c="11"/>n=int(v)</text:p>
      <text:p text:style-name="P53"><text:s text:c="5"/><text:span text:style-name="T28">except Exception as e:</text:span></text:p>
      <text:p text:style-name="P53"><text:s text:c="10"/><text:span text:style-name="T28">print(“could not parse”)</text:span></text:p>
      <text:p text:style-name="P53"><text:s text:c="10"/><text:span text:style-name="T28">print(‘Reason’,e)</text:span></text:p>
      <text:p text:style-name="P54">parse_int(‘42’)</text:p>
      <text:p text:style-name="P54"/>
      <text:p text:style-name="P54"/>
      <text:p text:style-name="P55"/>
      <text:p text:style-name="P51"/>
      <text:p text:style-name="P48"/>
      <text:p text:style-name="P42"/>
      <text:p text:style-name="P45">Mixins:</text:p>
      <text:p text:style-name="P46">A class that contains methods for use by other classes without having to be the parent class of those other classes.</text:p>
      <text:p text:style-name="P47">Mixinclass1 </text:p>
      <text:p text:style-name="P47"><text:s text:c="3"/>method 1</text:p>
      <text:p text:style-name="P35">MixinClass2</text:p>
      <text:p text:style-name="P35"><text:s text:c="3"/>method2</text:p>
      <text:p text:style-name="P35"/>
      <text:p text:style-name="P35">Class </text:p>
      <text:p text:style-name="P35"><text:soft-page-break/>method1</text:p>
      <text:p text:style-name="P35">method2 </text:p>
      <text:p text:style-name="P35"/>
      <text:p text:style-name="P35"/>
      <text:p text:style-name="P36">c<text:span text:style-name="T29">elery beat example applications:</text:span></text:p>
      <text:p text:style-name="P38">task :</text:p>
      <text:p text:style-name="P56">send_signup_mail</text:p>
      <text:p text:style-name="P38"/>
      <text:p text:style-name="P36"><text:span text:style-name="T30">CELERY_BEAT_SCHEDULE</text:span> = {</text:p>
      <text:p text:style-name="P8"># 'task-number-one': {</text:p>
      <text:p text:style-name="P8"># 'task': 'hil.tasks.clean_agent_assignment_table',</text:p>
      <text:p text:style-name="P8"># 'schedule': timedelta(seconds=CELERY_SCHEDULE_TIME_IN_MINUTES * 60),</text:p>
      <text:p text:style-name="P8"># },</text:p>
      <text:p text:style-name="P3"><text:span text:style-name="T14">'ask_booking_confirmation'</text:span>: {</text:p>
      <text:p text:style-name="P3"><text:span text:style-name="T14">'task'</text:span>: <text:span text:style-name="T14">'hil.tasks.ask_booking_confirmation'</text:span>,</text:p>
      <text:p text:style-name="P3"><text:span text:style-name="T14">'schedule'</text:span>: timedelta(<text:span text:style-name="T9">minutes</text:span>=<text:span text:style-name="T11">1</text:span>),</text:p>
      <text:p text:style-name="P3">},</text:p>
      <text:p text:style-name="P3"><text:span text:style-name="T14">'check_tap_order_status'</text:span>: {</text:p>
      <text:p text:style-name="P3"><text:span text:style-name="T14">'task'</text:span>: <text:span text:style-name="T14">'hil.tasks.check_tap_order_status'</text:span>,</text:p>
      <text:p text:style-name="P3"><text:span text:style-name="T14">'schedule'</text:span>: timedelta(<text:span text:style-name="T9">minutes</text:span>=<text:span text:style-name="T11">1</text:span>),</text:p>
      <text:p text:style-name="P3">},</text:p>
      <text:p text:style-name="P3"><text:span text:style-name="T14">'reassign_two_hours_conversation_to_bot'</text:span>: {</text:p>
      <text:p text:style-name="P3"><text:span text:style-name="T14">'task'</text:span>: <text:span text:style-name="T14">'hil.tasks.reassign_two_hours_conversation_to_bot'</text:span>,</text:p>
      <text:p text:style-name="P3"><text:span text:style-name="T14">'schedule'</text:span>: timedelta(<text:span text:style-name="T9">minutes</text:span>=<text:span text:style-name="T11">1</text:span>),</text:p>
      <text:p text:style-name="P3">},</text:p>
      <text:p text:style-name="P3"><text:span text:style-name="T14">'subscription_ten_days_reminder'</text:span>: {</text:p>
      <text:p text:style-name="P3"><text:span text:style-name="T14">'task'</text:span>: <text:span text:style-name="T14">'hil.tasks.subscription_ten_days_reminder'</text:span>,</text:p>
      <text:p text:style-name="P3"><text:span text:style-name="T14">'schedule'</text:span>: <text:span text:style-name="T7">crontab</text:span>(<text:span text:style-name="T9">minute</text:span>=<text:span text:style-name="T11">0</text:span>, <text:span text:style-name="T9">hour</text:span>=<text:span text:style-name="T11">1</text:span>),</text:p>
      <text:p text:style-name="P3">},</text:p>
      <text:p text:style-name="P3"><text:span text:style-name="T14">'trial_expiring_soon'</text:span>: {</text:p>
      <text:p text:style-name="P3"><text:span text:style-name="T14">'task'</text:span>: <text:span text:style-name="T14">'hil.tasks.trial_expiring_soon'</text:span>,</text:p>
      <text:p text:style-name="P3"><text:span text:style-name="T14">'schedule'</text:span>: <text:span text:style-name="T7">crontab</text:span>(<text:span text:style-name="T9">minute</text:span>=<text:span text:style-name="T11">5</text:span>, <text:span text:style-name="T9">hour</text:span>=<text:span text:style-name="T11">1</text:span>),</text:p>
      <text:p text:style-name="P3">},</text:p>
      <text:p text:style-name="P3"><text:span text:style-name="T14">'subscription_five_days_reminder'</text:span>: {</text:p>
      <text:p text:style-name="P3"><text:span text:style-name="T14">'task'</text:span>: <text:span text:style-name="T14">'hil.tasks.subscription_five_days_reminder'</text:span>,</text:p>
      <text:p text:style-name="P3"><text:span text:style-name="T14">'schedule'</text:span>: <text:span text:style-name="T7">crontab</text:span>(<text:span text:style-name="T9">minute</text:span>=<text:span text:style-name="T11">1</text:span>, <text:span text:style-name="T9">hour</text:span>=<text:span text:style-name="T11">1</text:span>),</text:p>
      <text:p text:style-name="P3">},</text:p>
      <text:p text:style-name="P3"><text:span text:style-name="T14">'subscription_final_reminder'</text:span>: {</text:p>
      <text:p text:style-name="P3"><text:span text:style-name="T14">'task'</text:span>: <text:span text:style-name="T14">'hil.tasks.subscription_final_reminder'</text:span>,</text:p>
      <text:p text:style-name="P3"><text:span text:style-name="T14">'schedule'</text:span>: <text:span text:style-name="T7">crontab</text:span>(<text:span text:style-name="T9">minute</text:span>=<text:span text:style-name="T11">3</text:span>, <text:span text:style-name="T9">hour</text:span>=<text:span text:style-name="T11">1</text:span>),</text:p>
      <text:p text:style-name="P3">},</text:p>
      <text:p text:style-name="P3"><text:span text:style-name="T14">'subscription_expired_notice'</text:span>: {</text:p>
      <text:p text:style-name="P3"><text:soft-page-break/><text:span text:style-name="T14">'task'</text:span>: <text:span text:style-name="T14">'hil.tasks.subscription_expired_notice'</text:span>,</text:p>
      <text:p text:style-name="P3"><text:span text:style-name="T14">'schedule'</text:span>: <text:span text:style-name="T7">crontab</text:span>(<text:span text:style-name="T9">minute</text:span>=<text:span text:style-name="T11">4</text:span>, <text:span text:style-name="T9">hour</text:span>=<text:span text:style-name="T11">1</text:span>),</text:p>
      <text:p text:style-name="P3">},</text:p>
      <text:p text:style-name="P3"><text:span text:style-name="T14">'trail_expired_notice_for_not_subscribed'</text:span>: {</text:p>
      <text:p text:style-name="P3"><text:span text:style-name="T14">'task'</text:span>: <text:span text:style-name="T14">'hil.tasks.trail_expired_notice_for_not_subscribed'</text:span>,</text:p>
      <text:p text:style-name="P3"><text:span text:style-name="T14">'schedule'</text:span>: <text:span text:style-name="T7">crontab</text:span>(<text:span text:style-name="T9">minute</text:span>=<text:span text:style-name="T11">7</text:span>, <text:span text:style-name="T9">hour</text:span>=<text:span text:style-name="T11">1</text:span>),</text:p>
      <text:p text:style-name="P3">},</text:p>
      <text:p text:style-name="P3"><text:span text:style-name="T14">'check_whatsapp_template_status_every_ten_minutes'</text:span>: {</text:p>
      <text:p text:style-name="P3"><text:span text:style-name="T14">'task'</text:span>: <text:span text:style-name="T14">'hil.tasks.check_whatsapp_template_status_every_ten_minutes'</text:span>,</text:p>
      <text:p text:style-name="P3"><text:span text:style-name="T14">'schedule'</text:span>: timedelta(<text:span text:style-name="T9">minutes</text:span>=<text:span text:style-name="T11">5</text:span>),</text:p>
      <text:p text:style-name="P3">}</text:p>
      <text:p text:style-name="P3">}</text:p>
      <text:p text:style-name="P21">send_platinum_subcription_mail</text:p>
      <text:p text:style-name="P21">send_trial_mail</text:p>
      <text:p text:style-name="P3"/>
      <text:p text:style-name="P36"/>
      <text:p text:style-name="P39">Middleware:</text:p>
      <text:p text:style-name="P39">db queries middleware</text:p>
      <text:p text:style-name="P40">subdomain middleware</text:p>
      <text:p text:style-name="P37"><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Lohit Devanagari1" svg:font-family="'Lohit Devanagari'"/>
    <style:font-face style:name="Menlo" svg:font-family="Menlo, Monaco, 'Courier New', Courier, monospace"/>
    <style:font-face style:name="charter" svg:font-family="charter,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7T18:20:22.656492428</meta:creation-date>
    <dc:date>2022-06-27T13:51:36.053501785</dc:date>
    <meta:editing-duration>PT8H43M18S</meta:editing-duration>
    <meta:editing-cycles>72</meta:editing-cycles>
    <meta:generator>LibreOffice/6.0.7.3$Linux_X86_64 LibreOffice_project/00m0$Build-3</meta:generator>
    <meta:document-statistic meta:table-count="0" meta:image-count="0" meta:object-count="0" meta:page-count="7" meta:paragraph-count="168" meta:word-count="1119" meta:character-count="8647" meta:non-whitespace-character-count="7565"/>
  </office:meta>
</office:document-meta>
</file>